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V_NVDLA_CACC_CALC_int8</text:p>
          </table:table-cell>
        </table:table-row>
        <table:table-row table:style-name="ro1">
          <table:table-cell office:value-type="string" calcext:value-type="string">
            <text:p><text:s text:c="2"/>Unproven $equiv $auto$equiv_make.cc:241:find_same_wires$369: \out_partial_valid_gold \out_partial_valid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41:find_same_wires$334: \out_final_valid_gold \out_final_valid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41:find_same_wires$333: \out_final_sat_gold \out_final_sat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70:find_same_wires$264: \i_sat_vld_gold \i_sat_vld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70:find_same_wires$263: \i_sat_sel_gold \i_sat_sel_gat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gnore cfg_in_en_mask</text:p>
          </table:table-cell>
        </table:table-row>
      </table:table>
      <table:table table:name="apb2csb" table:style-name="ta1">
        <table:table-column table:style-name="co1" table:default-cell-style-name="Default"/>
        <table:table-row table:style-name="ro1">
          <table:table-cell office:value-type="string" calcext:value-type="string">
            <text:p>Trying to prove $equiv for \rd_trans_low: fail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1:51:27.0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1T12:52:16.665000000</dc:date>
    <meta:editing-duration>PT1H31S</meta:editing-duration>
    <meta:editing-cycles>3</meta:editing-cycles>
    <meta:document-statistic meta:table-count="2" meta:cell-count="8" meta:object-count="0"/>
  </office:meta>
</office:document-meta>
</file>